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chno,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znam</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e nastavení s možnostmi</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klepnutí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jiný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F5</text:span></text:p>
            </table:table-cell>
            <table:table-cell table:style-name="Table2.A2" office:value-type="string">
              <text:p text:style-name="P57">Otevřet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program pro zpracování textu)<text:tab/>5</text:a></text:p>
            <text:p text:style-name="P83"><text:a xlink:type="simple" xlink:href="#__RefHeading__22009_697337876" text:style-name="Index_20_Link" text:visited-style-name="Index_20_Link">Calc (tabulkový kalkulátor)<text:tab/>5</text:a></text:p>
            <text:p text:style-name="P83"><text:a xlink:type="simple" xlink:href="#__RefHeading__22011_697337876" text:style-name="Index_20_Link" text:visited-style-name="Index_20_Link">Impress (program na tvorbu prezentací)<text:tab/>5</text:a></text:p>
            <text:p text:style-name="P83"><text:a xlink:type="simple" xlink:href="#__RefHeading__22013_697337876" text:style-name="Index_20_Link" text:visited-style-name="Index_20_Link">Draw (program na kreslení vektorové grafiky)<text:tab/>5</text:a></text:p>
            <text:p text:style-name="P83"><text:a xlink:type="simple" xlink:href="#__RefHeading__22015_697337876" text:style-name="Index_20_Link" text:visited-style-name="Index_20_Link">Base (databázový program)<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text:span text:style-name="T86">5</text:span>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 <text:span text:style-name="T38">mnoha</text:span> formátech včetně formátů PNG, <text:span text:style-name="T86">GIF, JPEG, BMP, TIFF, SVG, </text:span>HTML a PDF.</text:p>
      <text:h text:style-name="Heading_20_2" text:outline-level="2"><text:bookmark-start text:name="__RefHeading__22015_697337876"/>Base (databázový program)<text:bookmark-end text:name="__RefHeading__22015_697337876"/></text:h>
      <text:p text:style-name="P40">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obsahuje dva databázové stroje, HSQLDB a <text:span text:style-name="T86">Firebird</text:span>.  Může však použít i PostgreSQL, dBASE, Microsoft Access, MySQL, Oracle nebo jinou databázi komunikující přes ODBC nebo JDBC. Program Bas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Programy balíku LibreOffice jsou navzájem velmi dobře propojeny.</text:p>
        </text:list-item>
      </text:list>
      <text:list xml:id="list3512215633" text:style-name="List_20_2">
        <text:list-item>
          <text:p text:style-name="P102">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Obvykle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č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 bitová nebo 64 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jak to udělat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Zde si také můžeme <text:soft-page-break/><text:span text:style-name="T33">zvolit</text:span> zda chceme otevřít existující soubor nebo šablonu. <text:span text:style-name="T76">Miniatury na úvodní obrazovce zahrnují ikonu zobrazující typ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neme na název dokumentu formátu ODF na ploše, nebo ve správci souborů, například v programu Průzkumník Windows nebo Finder v <text:span text:style-name="T31">macOS</text:span>. Automaticky se spustí příslušný program balíku a dokument se do něho načte.</text:p>
      <text:p text:style-name="P36">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ano ale jeho typy souborů jsme spojili s LibreOffice, potom stačí poklikat na následující soubory pro otevření balíkem LibreOffice:</text:p>
      <text:list xml:id="list102221186052992" text:continue-list="list10222049951328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program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program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Chceme-li jej zapnout, povolíme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8">Pro zavření nástrojové lišty zvolíme <text:span text:style-name="Strong_20_Emphasis">Zobrazit &gt; Nástrojové lišty</text:span> v hlavní nabídce, a poté zrušíme zaškrtnutí nástrojové lišty, nebo klepneme pravým tlačítkem myši do prázdného místa mezi ikonami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e<text:bookmark-end text:name="__RefHeading__1972_1098315447"/></text:h>
      <text:p text:style-name="Text_20_body">Ikony na nástrojových lištách, u nichž se na pravé straně nachází trojúhelníček, zobrazí podnabídky, palety nástrojů a jiné možnosti pro výběr položek, které souvisejí s ikonou.</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ikon nebo uzamčení umístění ukotvené lišty. Můžeme také přidat ikony a vytvořit nové lišty, jak je popsáno v kapitole 14 Přizpůsobení LibreOffice. Pokud chceme zobrazit možnosti pro přizpůsobení lišty, klepneme pravým tlačítkem na prázdné místo mezi ikonami na liště, čímž otevřeme místní nabídku, jejíž položky jsou následující:</text:p>
      <text:list xml:id="list102222411746694" text:continue-list="list102221186052992" text:style-name="List_20_1">
        <text:list-item>
          <text:p text:style-name="List_20_1">Chceme-li zobrazit nebo skrýt ikony určené pro vybranou lištu, <text:span text:style-name="T25">klepneme na</text:span> <text:span text:style-name="Strong_20_Emphasis">Viditelná tlačítka</text:span>. Viditelnost ikon je v závislosti na operačním systému označena buď ohraničením ikony (obrázek <text:sequence-ref text:reference-format="value" text:ref-name="refFigure3">4</text:sequence-ref>), nebo znakem zaškrtnutí vedle ikony. Vybereme nebo zrušíme výběr ikon,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ikon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Další informace se nacház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obrázek <text:sequence-ref text:reference-format="value" text:ref-name="refFigure6">7</text:sequence-ref>) na pravé straně pracovního prostoru programů Writer, Calc, Impress a Draw.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programu Writer</text:p></draw:text-box></draw:frame></text:p>
      <text:p text:style-name="P5">Všechny <text:span text:style-name="T86">čtyři </text:span>programy obsahují karty Vlastnosti, Styly a formátování, Galerie a Navigátor. programy obsahují karty Vlastnosti, Styly a formátování, Galerie a Navigátor, například <text:span text:style-name="T86">Stránka ve Writeru; </text:span>Předloha <text:span text:style-name="T38">stránky</text:span>, Vlastní animace a Přechod mezi snímky v programu Impress; <text:span text:style-name="T38">Tvary</text:span> v <text:span text:style-name="T38">Draw</text:span>; a Funkce v program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se nacházejí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klepneme na ikonu <text:span text:style-name="Strong_20_Emphasis">Nový</text:span> na nástrojové liště Standardní. V novém okně se otevře nový dokument stejného typu, jako je otevřený dokument. Pokud je například otevřený a aktivní program Calc, vytvoří se nový sešit. Ikona <text:span text:style-name="Strong_20_Emphasis">Nový</text:span> se mění v závislosti na tom, jaký program LibreOffice je otevřen.</text:p>
        </text:list-item>
        <text:list-item>
          <text:p text:style-name="P115">Pokud je v LibreOffice již otevřen nějaký dokument, klepneme na trojúhelníček napravo od ikony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O</text:span>, čímž otevřeme dialogové okno Otevřít.</text:p>
        </text:list-item>
        <text:list-item>
          <text:p text:style-name="P109">Pokud je již nějaký dokument otevřen, klepneme na ikonu <text:span text:style-name="Strong_20_Emphasis">Otevřít</text:span> na nástrojové liště Standardní a vybereme požadovaný soubor ze seznamu v dialogovém okně Otevřít.</text:p>
        </text:list-item>
        <text:list-item>
          <text:p text:style-name="P110">Klepneme na trojúhelníček napravo od ikony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ho menu zvolíme <text:span text:style-name="Strong_20_Emphasis">Soubor &gt; Uložit</text:span>.</text:p>
        </text:list-item>
        <text:list-item>
          <text:p text:style-name="P111">Použijeme klávesovou zkratku <text:span text:style-name="Keystroke">Ctrl+S</text:span>.</text:p>
        </text:list-item>
        <text:list-item>
          <text:p text:style-name="P111">Klepneme na ikonu <text:span text:style-name="Strong_20_Emphasis">Uložit</text:span> na nástrojové liště Standardní.</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Shift+S</text:span>.</text:p>
        </text:list-item>
        <text:list-item>
          <text:p text:style-name="P112">Z hlavního menu zvolíme <text:span text:style-name="Strong_20_Emphasis">File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V LibreOffice je možné automaticky ukládat soubory, jedná se o součást Automatického obnovení.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2"><text:soft-page-break/>Pro povolení spojení se vzdáleným serverem, použijeme jedné z následujících možností:</text:p>
      <text:list xml:id="list102221938728644" text:continue-list="list102221621035910" text:style-name="List_20_1">
        <text:list-item>
          <text:p text:style-name="List_20_1">Klepneme na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klepneme na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klepneme na <text:span text:style-name="Strong_20_Emphasis">OK</text:span>. Dialogové okno ztmavne, dokud není navázáno spojení se serverem. Pro přihlášení na server, se může zobrazit dialogové okno s žádostí o uživatelské jméno a heslo. Zadáme přihlašovací údaje.</text:p>
      <text:p text:style-name="P14">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Například v programu Writer zobrazuje nadpisy, tabulky, <text:span text:style-name="T87">t</text:span>extové rámce, komentáře, <text:span text:style-name="T39">o</text:span>brázky, záložky a další položky, jak to znázorňuje obrázek <text:sequence-ref text:reference-format="value" text:ref-name="refFigure12">13</text:sequence-ref>. V programu Calc zase zobrazuje listy, <text:span text:style-name="T87">n</text:span>ázvy oblastí, databázové <text:span text:style-name="T87">o</text:span>blasti, <text:span text:style-name="T39">obrázky</text:span>, <text:span text:style-name="T87">k</text:span>resby a další položky. V programech Impress a Draw zobrazuje snímky, <text:span text:style-name="T39">stránky</text:span> a další položky.</text:p>
      <text:p text:style-name="P21">Chceme-li Navigátor otevřít, klepneme na ikonu <text:span text:style-name="Keystroke">Navigátor</text:span> na nástrojové liště Standardní, stiskneme klávesu <text:span text:style-name="Strong_20_Emphasis">F5</text:span> nebo zvolíme <text:span text:style-name="Strong_20_Emphasis">Zobrazit &gt; Navigátor</text:span> v hlavní nabídce, nebo klepneme na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programech LibreOffice vybaven různými funkcemi. Ty jsou dále vysvětleny v příslušných příručkách pro jednotlivé program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Z,</text:span> nebo klepneme na ikonu <text:span text:style-name="Strong_20_Emphasis">Zpět</text:span> na nástrojové liště Standardní nebo v hlavní nabídce zvolíme <text:span text:style-name="Strong_20_Emphasis">Úpravy &gt; Zpět</text:span>. Kliknutím na trojúhelníček napravo od ikony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ikony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Shift+Y</text:span>. To může ušetřit několikanásobné kliknutí v nabídkách nebo klávesových zkratkách, zvláště když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v relaci úprav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te od posledního uložení provedli změny v souboru, zobrazí se potvrzovací dialogové okno, které vás upozorní, že <text:span text:style-name="T68">o</text:span>pětovné načtení zruší v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 <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kde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yto obrázky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Strán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97" text:outline-level="2"><text:bookmark-start text:name="__RefHeading__8239_395850135"/>Písmo<text:bookmark-end text:name="__RefHeading__8239_395850135"/></text:h>
      <text:p text:style-name="P28">Pokud vybereme položku <text:span text:style-name="Strong_20_Emphasis">Vložit písma do dokumentu</text:span>, všechny písma použitá v <text:span text:style-name="T20">d</text:span><text:span text:style-name="T19">okumentu</text:span> se uloží do dokumentu <text:span text:style-name="T60">při ukládání</text:span>. To může být užitečné, pokud vytváříme PDF a chceme řídit, jak bude <text:span text:style-name="T60">d</text:span>okument vypadat v jiných počítačových systémech.</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X v záhlaví okna daného dokumentu. Toto X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X na liště záhlaví okna, LibreOffice se úplně zavře. <text:span text:style-name="T62">V</text:span> <text:span text:style-name="T62">m</text:span>ac<text:span text:style-name="T62">OS</text:span> použijeme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M</text:span>.</text:p>
        </text:list-item>
        <text:list-item>
          <text:p text:style-name="P129">LibreOffice spustíme z příkazové řádky s přepínačem <text:span text:style-name="Code">--safe-mode</text:span>.</text:p>
        </text:list-item>
        <text:list-item>
          <text:p text:style-name="P130"><text:span text:style-name="T82">P</text:span>ouze na Windows můžeme vybrat ze start menu položku <text:span text:style-name="Strong_20_Emphasis">LibreOffice (Nouzový režim)</text:span>.</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od shora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pokud má </text:span><text:span text:style-name="T41">uživatel</text:span><text:span text:style-name="T9"/><text:span text:style-name="T10"/><text:span text:style-name="T9"> odpovídající přístupová práva k systému.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y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